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1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valuation_Results" table:style-name="ta1">
        <table:shapes>
          <draw:frame draw:z-index="0" draw:style-name="gr1" draw:text-style-name="P1" svg:width="16.005cm" svg:height="9.004cm" svg:x="22.393cm" svg:y="7.252cm">
            <draw:object draw:notify-on-update-of-ranges="Evaluation_Results.M1:Evaluation_Results.O1 Evaluation_Results.M2:Evaluation_Results.O2 Evaluation_Results.Q2:Evaluation_Results.S4 Evaluation_Results.Q2:Evaluation_Results.S4 Evaluation_Results.M3:Evaluation_Results.O3 Evaluation_Results.Q3:Evaluation_Results.S3 Evaluation_Results.Q3:Evaluation_Results.S3 Evaluation_Results.M4:Evaluation_Results.O4 Evaluation_Results.Q4:Evaluation_Results.S4 Evaluation_Results.Q4:Evaluation_Results.S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092841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量</text:p>
          </table:table-cell>
          <table:table-cell office:value-type="string" calcext:value-type="string">
            <text:p>質</text:p>
          </table:table-cell>
          <table:table-cell office:value-type="string" calcext:value-type="string">
            <text:p>有用性</text:p>
          </table:table-cell>
          <table:table-cell/>
          <table:table-cell office:value-type="string" calcext:value-type="string">
            <text:p>標準誤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03956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平均</text:p>
          </table:table-cell>
          <table:table-cell table:formula="of:=AVERAGE([.I1:.I50])" office:value-type="float" office:value="83.6" calcext:value-type="float">
            <text:p>83.6</text:p>
          </table:table-cell>
          <table:table-cell table:formula="of:=AVERAGE([.J1:.J50])" office:value-type="float" office:value="74.1" calcext:value-type="float">
            <text:p>74.1</text:p>
          </table:table-cell>
          <table:table-cell table:formula="of:=AVERAGE([.K1:.K50])" office:value-type="float" office:value="79.1" calcext:value-type="float">
            <text:p>79.1</text:p>
          </table:table-cell>
          <table:table-cell/>
          <table:table-cell table:formula="of:=STDEV([.I1:.I50])/SQRT(50)" office:value-type="float" office:value="0.58970764115858" calcext:value-type="float">
            <text:p>0.58970764115858</text:p>
          </table:table-cell>
          <table:table-cell table:formula="of:=STDEV([.J1:.J50])/SQRT(50)" office:value-type="float" office:value="0.396154989253201" calcext:value-type="float">
            <text:p>0.396154989253201</text:p>
          </table:table-cell>
          <table:table-cell table:formula="of:=STDEV([.K1:.K50])/SQRT(50)" office:value-type="float" office:value="0.508900375158768" calcext:value-type="float">
            <text:p>0.508900375158768</text:p>
          </table:table-cell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14653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I51:.I100])" office:value-type="float" office:value="76.5" calcext:value-type="float">
            <text:p>76.5</text:p>
          </table:table-cell>
          <table:table-cell table:formula="of:=AVERAGE([.J51:.J100])" office:value-type="float" office:value="69.4" calcext:value-type="float">
            <text:p>69.4</text:p>
          </table:table-cell>
          <table:table-cell table:formula="of:=AVERAGE([.K51:.K100])" office:value-type="float" office:value="75.3" calcext:value-type="float">
            <text:p>75.3</text:p>
          </table:table-cell>
          <table:table-cell/>
          <table:table-cell table:formula="of:=STDEV([.I51:.I100])/SQRT(50)" office:value-type="float" office:value="1.23923939806411" calcext:value-type="float">
            <text:p>1.23923939806411</text:p>
          </table:table-cell>
          <table:table-cell table:formula="of:=STDEV([.J51:.J100])/SQRT(50)" office:value-type="float" office:value="1.03647755126955" calcext:value-type="float">
            <text:p>1.03647755126955</text:p>
          </table:table-cell>
          <table:table-cell table:formula="of:=STDEV([.K51:.K100])/SQRT(50)" office:value-type="float" office:value="1.22399479790811" calcext:value-type="float">
            <text:p>1.22399479790811</text:p>
          </table:table-cell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25137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I101:.I150])" office:value-type="float" office:value="71.7" calcext:value-type="float">
            <text:p>71.7</text:p>
          </table:table-cell>
          <table:table-cell table:formula="of:=AVERAGE([.J101:.J150])" office:value-type="float" office:value="65.4" calcext:value-type="float">
            <text:p>65.4</text:p>
          </table:table-cell>
          <table:table-cell table:formula="of:=AVERAGE([.K101:.K150])" office:value-type="float" office:value="70.9" calcext:value-type="float">
            <text:p>70.9</text:p>
          </table:table-cell>
          <table:table-cell/>
          <table:table-cell table:formula="of:=STDEV([.I101:.I150])/SQRT(50)" office:value-type="float" office:value="1.30626434178241" calcext:value-type="float">
            <text:p>1.30626434178241</text:p>
          </table:table-cell>
          <table:table-cell table:formula="of:=STDEV([.J101:.J150])/SQRT(50)" office:value-type="float" office:value="1.19386185233007" calcext:value-type="float">
            <text:p>1.19386185233007</text:p>
          </table:table-cell>
          <table:table-cell table:formula="of:=STDEV([.K101:.K150])/SQRT(50)" office:value-type="float" office:value="1.46865202669325" calcext:value-type="float">
            <text:p>1.46865202669325</text:p>
          </table:table-cell>
        </table:table-row>
        <table:table-row table:style-name="ro2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40555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検定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51917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TTEST([.I1:.I50];[.I51:.I100];2;3)" office:value-type="float" office:value="0.00000208693257968005" calcext:value-type="float">
            <text:p>2.08693257968005E-06</text:p>
          </table:table-cell>
          <table:table-cell table:formula="of:=TTEST([.J1:.J50];[.J51:.J100];2;3)" office:value-type="float" office:value="0.0000755851697359304" calcext:value-type="float">
            <text:p>7.55851697359304E-05</text:p>
          </table:table-cell>
          <table:table-cell table:formula="of:=TTEST([.K1:.K50];[.K51:.K100];2;3)" office:value-type="float" office:value="0.00557396798518546" calcext:value-type="float">
            <text:p>0.00557396798518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62306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TTEST([.I1:.I50];[.I101:.I150];2;3)" office:value-type="float" office:value="0.00000000000606164975789374" calcext:value-type="float">
            <text:p>6.06164975789374E-12</text:p>
          </table:table-cell>
          <table:table-cell table:formula="of:=TTEST([.J1:.J50];[.J101:.J150];2;3)" office:value-type="float" office:value="0.0000000035622414806185" calcext:value-type="float">
            <text:p>3.5622414806185E-09</text:p>
          </table:table-cell>
          <table:table-cell table:formula="of:=TTEST([.K1:.K50];[.K101:.K150];2;3)" office:value-type="float" office:value="0.00000187322224236876" calcext:value-type="float">
            <text:p>1.87322224236876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72649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TTEST([.I51:.I100];[.I101:.I150];2;3)" office:value-type="float" office:value="0.00898742060401001" calcext:value-type="float">
            <text:p>0.00898742060401001</text:p>
          </table:table-cell>
          <table:table-cell table:formula="of:=TTEST([.J51:.J100];[.J101:.J150];2;3)" office:value-type="float" office:value="0.0130309126178289" calcext:value-type="float">
            <text:p>0.0130309126178289</text:p>
          </table:table-cell>
          <table:table-cell table:formula="of:=TTEST([.K51:.K100];[.K101:.K150];2;3)" office:value-type="float" office:value="0.0235531638054513" calcext:value-type="float">
            <text:p>0.0235531638054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84459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95847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補正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094754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M6]*9" office:value-type="float" office:value="0.0000187823932171204" calcext:value-type="float">
            <text:p>1.87823932171204E-05</text:p>
          </table:table-cell>
          <table:table-cell table:formula="of:=[.N6]*9" office:value-type="float" office:value="0.000680266527623374" calcext:value-type="float">
            <text:p>0.000680266527623374</text:p>
          </table:table-cell>
          <table:table-cell table:formula="of:=[.O6]*9" office:value-type="float" office:value="0.0501657118666692" calcext:value-type="float">
            <text:p>0.0501657118666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05323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M7]*9" office:value-type="float" office:value="0.0000000000545548478210437" calcext:value-type="float">
            <text:p>5.45548478210437E-11</text:p>
          </table:table-cell>
          <table:table-cell table:formula="of:=[.N7]*9" office:value-type="float" office:value="0.0000000320601733255665" calcext:value-type="float">
            <text:p>3.20601733255665E-08</text:p>
          </table:table-cell>
          <table:table-cell table:formula="of:=[.O7]*9" office:value-type="float" office:value="0.0000168590001813189" calcext:value-type="float">
            <text:p>1.68590001813189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15823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M8]*9" office:value-type="float" office:value="0.0808867854360901" calcext:value-type="float">
            <text:p>0.0808867854360901</text:p>
          </table:table-cell>
          <table:table-cell table:formula="of:=[.N8]*9" office:value-type="float" office:value="0.11727821356046" calcext:value-type="float">
            <text:p>0.11727821356046</text:p>
          </table:table-cell>
          <table:table-cell table:formula="of:=[.O8]*9" office:value-type="float" office:value="0.211978474249062" calcext:value-type="float">
            <text:p>0.211978474249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30855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41922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53306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63545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73850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90121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201316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095909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10758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20846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32325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43444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54412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64601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75443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91614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202301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01015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12254.jso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22100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33644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45034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55821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70307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81209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92927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204140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02148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13415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23645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34914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50222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60908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71522.json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82748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194247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AIReN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6" calcext:value-type="float">
            <text:p>20260226</text:p>
          </table:table-cell>
          <table:table-cell office:value-type="string" calcext:value-type="string">
            <text:p>205559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45850.json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2501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5051.json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1510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3742.json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1220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3814.j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0229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2819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5133.j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0452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3012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5529.json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2006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5201.json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1740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4419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0617.j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3235.json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5708.json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1154.j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3714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0134.json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2417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5734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2435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4901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1127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3743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90101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1543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4206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0521.j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2913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0123.json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2957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5301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1649.j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4227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90806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1956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4717.json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0905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3357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0614.json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3338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5708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2327.json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4718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91315.jso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0048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2735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5244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1646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4001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1512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4053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0432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3036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5516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0734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3435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5906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2208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5414.json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2129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4635.jso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0854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3445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5925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1406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3855.jso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0300.json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2607.jso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5936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2642.j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5041.json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1401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3949.jso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90329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1730.jso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4430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0651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3108.jso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0331.jso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3155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5523.jso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1921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4441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91027.j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2131.json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4905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1210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3527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0841.json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3505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5859.json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2535.j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4921.j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91444.json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Evaluation_Results.A1:Evaluation_Results.K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00/00/00</text:date>, <text:time style:data-style-name="N2" text:time-value="23:36:04.74683316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26T23:41:25.966551162</dc:date>
    <meta:editing-duration>PT10M59S</meta:editing-duration>
    <meta:editing-cycles>2</meta:editing-cycles>
    <meta:generator>LibreOffice/24.2.7.2$Linux_X86_64 LibreOffice_project/420$Build-2</meta:generator>
    <meta:document-statistic meta:table-count="1" meta:cell-count="169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Evaluation_Results.Q2:Evaluation_Results.S4" chart:error-lower-range="Evaluation_Results.Q2:Evaluation_Results.S4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Evaluation_Results.Q2:Evaluation_Results.S4" chart:error-lower-range="Evaluation_Results.Q2:Evaluation_Results.S4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Evaluation_Results.Q3:Evaluation_Results.S3" chart:error-lower-range="Evaluation_Results.Q3:Evaluation_Results.S3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Evaluation_Results.Q3:Evaluation_Results.S3" chart:error-lower-range="Evaluation_Results.Q3:Evaluation_Results.S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Evaluation_Results.Q4:Evaluation_Results.S4" chart:error-lower-range="Evaluation_Results.Q4:Evaluation_Results.S4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Evaluation_Results.Q4:Evaluation_Results.S4" chart:error-lower-range="Evaluation_Results.Q4:Evaluation_Results.S4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bar" chart:style-name="ch1">
        <chart:legend chart:legend-position="end" svg:x="14.569cm" svg:y="3.546cm" style:legend-expansion="high" chart:style-name="ch2"/>
        <chart:plot-area chart:style-name="ch3" table:cell-range-address="Evaluation_Results.M1:Evaluation_Results.O4" chart:data-source-has-labels="row" svg:x="0.32cm" svg:y="0.18cm" svg:width="13.929cm" svg:height="8.645cm">
          <chart:coordinate-region svg:x="0.941cm" svg:y="0.379cm" svg:width="13.308cm" svg:height="7.693cm"/>
          <chart:axis chart:dimension="x" chart:name="primary-x" chart:style-name="ch4" chartooo:axis-type="auto">
            <chartooo:date-scale/>
            <chart:categories table:cell-range-address="Evaluation_Results.M1:Evaluation_Results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valuation_Results.M2:Evaluation_Results.O2" chart:class="chart:bar">
            <chart:error-indicator chart:style-name="ch8" chart:dimension="y"/>
            <chart:data-point chart:repeated="3"/>
          </chart:series>
          <chart:series chart:style-name="ch9" chart:values-cell-range-address="Evaluation_Results.M3:Evaluation_Results.O3" chart:class="chart:bar">
            <chart:error-indicator chart:style-name="ch10" chart:dimension="y"/>
            <chart:data-point chart:repeated="3"/>
          </chart:series>
          <chart:series chart:style-name="ch11" chart:values-cell-range-address="Evaluation_Results.M4:Evaluation_Results.O4" chart:class="chart:bar">
            <chart:error-indicator chart:style-name="ch12" chart:dimension="y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量</text:p>
                <draw:g>
                  <svg:desc>Evaluation_Results.M1:Evaluation_Results.O1</svg:desc>
                </draw:g>
              </table:table-cell>
              <table:table-cell office:value-type="string">
                <text:p>質</text:p>
              </table:table-cell>
              <table:table-cell office:value-type="string">
                <text:p>有用性</text:p>
              </table:table-cell>
            </table:table-row>
          </table:table-header-rows>
          <table:table-rows>
            <table:table-row>
              <table:table-cell office:value-type="string">
                <text:p>行 2</text:p>
                <draw:g>
                  <svg:desc/>
                </draw:g>
              </table:table-cell>
              <table:table-cell office:value-type="float" office:value="83.6">
                <text:p>83.6</text:p>
                <draw:g>
                  <svg:desc>Evaluation_Results.M2:Evaluation_Results.O2</svg:desc>
                </draw:g>
              </table:table-cell>
              <table:table-cell office:value-type="float" office:value="74.1">
                <text:p>74.1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58970764115858">
                <text:p>0.58970764115858</text:p>
                <draw:g>
                  <svg:desc>Evaluation_Results.Q2:Evaluation_Results.S4</svg:desc>
                </draw:g>
              </table:table-cell>
              <table:table-cell office:value-type="float" office:value="1.23923939806411">
                <text:p>1.23923939806411</text:p>
              </table:table-cell>
              <table:table-cell office:value-type="float" office:value="1.30626434178241">
                <text:p>1.30626434178241</text:p>
              </table:table-cell>
              <table:table-cell office:value-type="float" office:value="0.396154989253201">
                <text:p>0.396154989253201</text:p>
              </table:table-cell>
              <table:table-cell office:value-type="float" office:value="1.03647755126955">
                <text:p>1.03647755126955</text:p>
              </table:table-cell>
              <table:table-cell office:value-type="float" office:value="1.19386185233007">
                <text:p>1.19386185233007</text:p>
              </table:table-cell>
              <table:table-cell office:value-type="float" office:value="0.508900375158768">
                <text:p>0.508900375158768</text:p>
              </table:table-cell>
              <table:table-cell office:value-type="float" office:value="1.22399479790811">
                <text:p>1.22399479790811</text:p>
              </table:table-cell>
              <table:table-cell office:value-type="float" office:value="1.46865202669325">
                <text:p>1.4686520266932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58970764115858">
                <text:p>0.58970764115858</text:p>
                <draw:g>
                  <svg:desc>Evaluation_Results.Q2:Evaluation_Results.S4</svg:desc>
                </draw:g>
              </table:table-cell>
              <table:table-cell office:value-type="float" office:value="1.23923939806411">
                <text:p>1.23923939806411</text:p>
              </table:table-cell>
              <table:table-cell office:value-type="float" office:value="1.30626434178241">
                <text:p>1.30626434178241</text:p>
              </table:table-cell>
              <table:table-cell office:value-type="float" office:value="0.396154989253201">
                <text:p>0.396154989253201</text:p>
              </table:table-cell>
              <table:table-cell office:value-type="float" office:value="1.03647755126955">
                <text:p>1.03647755126955</text:p>
              </table:table-cell>
              <table:table-cell office:value-type="float" office:value="1.19386185233007">
                <text:p>1.19386185233007</text:p>
              </table:table-cell>
              <table:table-cell office:value-type="float" office:value="0.508900375158768">
                <text:p>0.508900375158768</text:p>
              </table:table-cell>
              <table:table-cell office:value-type="float" office:value="1.22399479790811">
                <text:p>1.22399479790811</text:p>
              </table:table-cell>
              <table:table-cell office:value-type="float" office:value="1.46865202669325">
                <text:p>1.46865202669325</text:p>
              </table:table-cell>
            </table:table-row>
            <table:table-row>
              <table:table-cell office:value-type="string">
                <text:p>行 3</text:p>
                <draw:g>
                  <svg:desc/>
                </draw:g>
              </table:table-cell>
              <table:table-cell office:value-type="float" office:value="76.5">
                <text:p>76.5</text:p>
                <draw:g>
                  <svg:desc>Evaluation_Results.M3:Evaluation_Results.O3</svg:desc>
                </draw:g>
              </table:table-cell>
              <table:table-cell office:value-type="float" office:value="69.4">
                <text:p>69.4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行 3</text:p>
                <draw:g>
                  <svg:desc/>
                </draw:g>
              </table:table-cell>
              <table:table-cell office:value-type="float" office:value="1.23923939806411">
                <text:p>1.23923939806411</text:p>
                <draw:g>
                  <svg:desc>Evaluation_Results.Q3:Evaluation_Results.S3</svg:desc>
                </draw:g>
              </table:table-cell>
              <table:table-cell office:value-type="float" office:value="1.03647755126955">
                <text:p>1.03647755126955</text:p>
              </table:table-cell>
              <table:table-cell office:value-type="float" office:value="1.22399479790811">
                <text:p>1.22399479790811</text:p>
              </table:table-cell>
            </table:table-row>
            <table:table-row>
              <table:table-cell office:value-type="string">
                <text:p>行 3</text:p>
                <draw:g>
                  <svg:desc/>
                </draw:g>
              </table:table-cell>
              <table:table-cell office:value-type="float" office:value="1.23923939806411">
                <text:p>1.23923939806411</text:p>
                <draw:g>
                  <svg:desc>Evaluation_Results.Q3:Evaluation_Results.S3</svg:desc>
                </draw:g>
              </table:table-cell>
              <table:table-cell office:value-type="float" office:value="1.03647755126955">
                <text:p>1.03647755126955</text:p>
              </table:table-cell>
              <table:table-cell office:value-type="float" office:value="1.22399479790811">
                <text:p>1.22399479790811</text:p>
              </table:table-cell>
            </table:table-row>
            <table:table-row>
              <table:table-cell office:value-type="string">
                <text:p>行 4</text:p>
                <draw:g>
                  <svg:desc/>
                </draw:g>
              </table:table-cell>
              <table:table-cell office:value-type="float" office:value="71.7">
                <text:p>71.7</text:p>
                <draw:g>
                  <svg:desc>Evaluation_Results.M4:Evaluation_Results.O4</svg:desc>
                </draw:g>
              </table:table-cell>
              <table:table-cell office:value-type="float" office:value="65.4">
                <text:p>65.4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行 4</text:p>
                <draw:g>
                  <svg:desc/>
                </draw:g>
              </table:table-cell>
              <table:table-cell office:value-type="float" office:value="1.30626434178241">
                <text:p>1.30626434178241</text:p>
                <draw:g>
                  <svg:desc>Evaluation_Results.Q4:Evaluation_Results.S4</svg:desc>
                </draw:g>
              </table:table-cell>
              <table:table-cell office:value-type="float" office:value="1.19386185233007">
                <text:p>1.19386185233007</text:p>
              </table:table-cell>
              <table:table-cell office:value-type="float" office:value="1.46865202669325">
                <text:p>1.46865202669325</text:p>
              </table:table-cell>
            </table:table-row>
            <table:table-row>
              <table:table-cell office:value-type="string">
                <text:p>行 4</text:p>
                <draw:g>
                  <svg:desc/>
                </draw:g>
              </table:table-cell>
              <table:table-cell office:value-type="float" office:value="1.30626434178241">
                <text:p>1.30626434178241</text:p>
                <draw:g>
                  <svg:desc>Evaluation_Results.Q4:Evaluation_Results.S4</svg:desc>
                </draw:g>
              </table:table-cell>
              <table:table-cell office:value-type="float" office:value="1.19386185233007">
                <text:p>1.19386185233007</text:p>
              </table:table-cell>
              <table:table-cell office:value-type="float" office:value="1.46865202669325">
                <text:p>1.46865202669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